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B141]+[.B142]+[.B143]+[.E113]" office:value-type="float" office:value="160" calcext:value-type="float">
            <text:p>160</text:p>
          </table:table-cell>
          <table:table-cell table:formula="of:=[.D129]-40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 repo state</text:p>
          </table:table-cell>
          <table:table-cell/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.00.0000</text:date>, <text:time style:data-style-name="N2" text:time-value="22:01:34.399401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5.2$Linux_X86_64 LibreOffice_project/30$Build-2</meta:generator>
    <dc:date>2020-03-25T22:01:58.724571324</dc:date>
    <meta:editing-duration>P1DT2H20M32S</meta:editing-duration>
    <meta:editing-cycles>333</meta:editing-cycles>
    <meta:document-statistic meta:table-count="1" meta:cell-count="277" meta:object-count="0"/>
  </office:meta>
</office:document-meta>
</file>